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be0027" draw:stroke="none" fo:margin="1.000000000000000pt" style:wrap="biggest" style:wrap-dynamic-threshold="0.000000000000000pt" svg:fill-rule="evenodd"/>
    </style:style>
    <style:style style:name="gr3" style:family="graphic">
      <style:graphic-properties draw:fill="solid" draw:fill-color="#ffff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724" draw:layer="" svg:width="150.15014400000pt" svg:height="100.00000000000pt"/>
          <draw:path draw:style-name="gr3" draw:id="shape3" draw:name="path733" draw:layer="" svg:width="59.15213074056pt" svg:height="59.06740724213pt" svg:x="45.59613520000pt" svg:y="20.51822400000pt" svg:viewBox="0 0 59 59" svg:d="M0 30.5031C2.67107 27.2571 8.20395 30.4253 12.7205 28.0878C7.37021 28.3818 4.45402 25.522 0.227079 25.923C4.60677 23.2346 8.33529 26.8023 13.2324 25.3682C6.74646 24.823 7.02766 21.9257 1.1301 21.5142C6.3688 19.2816 8.95976 23.8105 14.0914 22.7805C8.04326 21.3853 7.23791 17.8254 2.74107 17.0717C9.31361 16.0805 8.88519 19.9628 15.3283 20.4371C8.78849 17.6338 10.5026 15.2002 5.03279 13.0652C11.1534 12.9207 10.7475 17.1595 16.9484 18.2712C11.64 14.906 12.2957 11.835 7.92323 9.43186C13.1105 9.52561 13.6168 14.8313 18.9108 16.4752C14.1884 12.7308 15.4304 9.57392 11.3496 6.23028C16.5091 7.43962 15.758 12.0169 21.1316 14.9367C17.1493 10.5172 18.6772 7.35332 15.2033 3.73551C20.1656 5.33246 18.2803 9.68258 23.4296 13.8185C20.4778 8.9612 22.3002 5.86346 19.3953 1.76543C24.0026 4.14293 21.7717 8.5802 26.0489 13.0137C24.0355 8.02877 26.0518 4.93247 23.9941 0.518088C27.9351 3.46052 25.5911 8.20281 28.7702 12.7267C27.6112 6.48892 30.3037 5.46275 29.4659 0C32.4593 3.67206 29.1135 7.34418 31.4115 12.7534C31.1318 6.60214 34.4025 5.17189 33.8352 0.233237C36.8018 4.65868 32.1716 8.51001 34.108 13.2496C34.6088 7.41341 38.4466 5.90216 38.5063 1.36071C40.8399 5.52958 35.7467 8.52733 36.5735 14.0545C38.2493 7.95811 42.338 7.20476 42.8203 3.10589C44.2352 7.92854 38.6617 10.1705 38.9876 15.5156C40.6476 10.0953 45.7581 9.4595 46.8028 5.45601C47.4475 10.558 42.4219 11.4637 41.0073 17.1004C43.6497 12.5 48.2711 12.1226 50.3519 8.48429C50.1886 13.5291 44.5154 14.1906 42.7741 18.9145C46.0449 14.9065 50.145 15.6021 53.4157 12.0484C53.0706 16.6016 47.296 16.3441 44.2224 21.0582C47.7691 17.7884 53.1079 18.7681 55.8253 15.9528C55.6936 19.9801 48.6075 19.6774 45.2657 23.2771C49.3873 21.0209 54.6053 22.3462 57.6302 20.2506C57.0775 23.7815 49.5973 22.9562 46.0222 25.7119C50.9526 24.3468 54.7595 26.4564 58.7538 24.9311C56.8099 28.3681 50.025 26.1926 46.4227 28.4269C50.7015 27.7029 55.2478 30.2933 59.1521 29.4623C57.8689 32.4328 50.4339 29.2827 46.4227 31.1308C51.2159 31.0887 54.3241 34.147 58.7694 33.9446C56.3517 36.6342 49.815 32.9357 46.0066 33.5675C50.6531 34.528 54.2029 38.3752 57.7259 38.5606C54.8348 40.779 49.4296 35.7275 45.0408 36.3688C49.5593 37.5774 53.3554 42.7145 55.9483 42.8272C53.1548 44.7349 47.6334 38.4372 43.8505 38.6611C48.4456 40.7364 50.553 45.9923 53.5697 46.7313C49.8347 47.9288 46.1641 41.0215 42.1505 40.7821C46.7994 43.712 47.0622 48.1922 50.6415 50.1866C46.8754 51.1066 44.195 43.3142 40.226 42.6565C44.0372 45.4565 44.6121 51.4371 47.1394 53.3284C43.3049 53.5307 41.9195 45.3719 37.9896 44.2063C41.3563 47.0163 40.5502 53.1135 43.1679 55.7096C39.1735 54.8908 39.6883 47.7875 35.5179 45.3954C38.514 49.1711 36.9898 54.5502 38.9426 57.5776C35.0565 56.0067 36.7445 49.6496 33.0345 46.0493C35.0584 50.0718 32.8831 54.7628 34.4792 58.6516C30.9292 56.9213 33.3169 49.3915 30.596 46.4051C31.8466 51.0534 29.54 54.9002 30.4697 59.0674C26.8403 54.8608 31.0206 50.6273 27.8725 46.3403C28.7081 51.2607 25.2645 54.6843 25.8059 58.8028C22.928 55.4434 27.352 50.0528 25.116 45.8113C25.5973 50.6489 21.1508 54.8865 21.4561 57.9333C19.1136 54.0312 24.0567 49.4162 22.7332 44.9796C22.4544 49.5862 17.9671 52.0895 17.1221 56.286C15.6139 51.6566 20.9481 48.3103 20.4877 43.7611C18.9601 48.0888 14.6242 49.8239 13.0968 54.018C11.8461 49.4016 18.1647 46.9502 18.3316 42.0931C16.3786 46.6483 11.1892 47.6485 9.4767 51.1345C8.83732 46.5421 16.0882 44.4888 16.3582 40.1369C14.0238 44.3154 8.34612 44.4849 6.38612 47.8081C6.08904 43.2321 13.7359 42.6652 14.9364 37.8757C12.6125 41.4478 6.38348 40.9843 3.79179 43.8882C4.20049 39.6432 12.4726 39.3807 13.7907 35.5633C10.7158 38.5274 4.99766 37.2991 1.77791 39.6502C3.57 35.4808 11.329 36.3648 13.083 33.3443C9.64822 35.1352 3.56303 33.3992 0.567456 35.19C3.29 31.2413 9.32925 33.6002 12.7472 30.881C7.18763 31.6906 3.84783 29.4798 0 30.5031Z" koffice:nodeTypes="ccccccccccccccccccccccccccccccccccccccccccccccccccccccccccccccccccccccccccccccccc"/>
          <draw:path draw:style-name="gr3" draw:id="shape4" draw:name="path731" draw:layer="" svg:width="111.41309608529pt" svg:height="111.46673428056pt" draw:transform="matrix(0.34696937000 0.00000000000 0.00000000000 0.34696907000 55.75811339876pt 30.63791752017pt)" svg:viewBox="0 0 111 111" svg:d="M111.413 55.7334C111.421 86.5119 86.4778 111.467 55.7067 111.467C24.9355 111.467 -0.00736375 86.5119 1.63077e-06 55.7334C-0.00736375 24.9549 24.9355 0 55.7067 0C86.4778 0 111.421 24.9549 111.413 55.7334Z" koffice:nodeTypes="ccccc"/>
          <draw:path draw:style-name="gr2" draw:id="shape5" draw:name="path727" draw:layer="" svg:width="111.41309608529pt" svg:height="111.46673428056pt" draw:transform="matrix(0.30165345000 0.00000000000 0.00000000000 0.30165345000 58.32686075252pt 33.20731604040pt)" svg:viewBox="0 0 111 111" svg:d="M111.413 55.7334C111.421 86.5119 86.4778 111.467 55.7067 111.467C24.9355 111.467 -0.00736375 86.5119 1.63077e-06 55.7334C-0.00736375 24.9549 24.9355 0 55.7067 0C86.4778 0 111.421 24.9549 111.413 55.7334Z" koffice:nodeTypes="ccccc"/>
          <draw:path draw:style-name="gr3" draw:id="shape6" draw:name="path726" draw:layer="" svg:width="111.41309608529pt" svg:height="111.46673428056pt" draw:transform="matrix(0.25904324000 0.00000000000 0.00000000000 0.25904324000 60.74454215595pt 35.62555714098pt)" svg:viewBox="0 0 111 111" svg:d="M111.413 55.7334C111.421 86.5119 86.4778 111.467 55.7067 111.467C24.9355 111.467 -0.00736375 86.5119 1.63077e-06 55.7334C-0.00736375 24.9549 24.9355 0 55.7067 0C86.4778 0 111.421 24.9549 111.413 55.7334Z" koffice:nodeTypes="ccccc"/>
          <draw:path draw:style-name="gr2" draw:id="shape7" draw:name="path729" draw:layer="" svg:width="28.13614990594pt" svg:height="24.58732314521pt" svg:x="61.08442320000pt" svg:y="40.60390604082pt" svg:viewBox="0 0 28 25" svg:d="M1.81773 0.0114542C5.83154 -0.075991 10.8303 0.286151 14.1248 2.89617C17.6213 0.735729 21.7615 -0.26325 25.9776 0.123906C26.6973 1.4226 27.4166 2.7213 28.1361 4.01999C25.0057 3.70765 21.9511 4.14508 18.3281 5.59362C22.9481 9.21502 25.2581 13.8855 25.1066 19.5674C24.5765 20.2166 23.7433 20.9409 23.2132 21.5902C23.9831 16.0706 21.0422 9.91451 16.7755 6.68004C20.2467 11.6377 22.3172 16.1083 21.7364 22.2646C21.1181 22.6268 20.3857 23.1387 19.7673 23.5009C20.6759 18.0688 19.389 11.6999 15.3368 7.99113C17.6719 11.3878 20.0072 17.482 18.5554 23.6881C17.9242 23.8755 16.9526 24.4001 16.3213 24.5873C17.9498 19.505 16.927 13.1485 14.2006 9.33986C11.4996 13.1738 10.6157 19.0302 12.1555 24.4375C11.3982 24.2502 10.8303 24.0253 10.0729 23.8381C8.96225 18.0188 10.5023 11.45 13.1783 8.02877C10.4517 9.58979 7.87662 16.2829 8.59596 23.1264C7.93971 22.8266 7.43471 22.6017 6.77846 22.302C5.89488 17.1944 8.2299 10.5513 11.5877 6.71721C7.77547 9.08994 4.68305 14.9094 5.22587 21.1782C4.64524 20.6662 4.10243 20.4166 3.5218 19.9046C2.8528 14.4348 6.04636 8.92792 9.80778 5.63103C6.6395 4.23228 3.92567 3.95758 0 4.01999C0.618436 2.75871 1.1993 1.27273 1.81773 0.0114542Z" koffice:nodeTypes="cc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2:07</dc:date>
    <meta:creation-date>2011-05-22T06:10:56</meta:creation-date>
    <dc:creator>Yue Liu</dc:creator>
  </office:meta>
</office:document-meta>
</file>